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583in" style:rel-column-width="62546*"/>
    </style:style>
    <style:style style:name="Table1.B" style:family="table-column">
      <style:table-column-properties style:column-width="0.5667in" style:rel-column-width="298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4993in" fo:margin-left="3.4278in" fo:margin-right="3.4979in" table:align="margins"/>
    </style:style>
    <style:style style:name="Table2.A" style:family="table-column">
      <style:table-column-properties style:column-width="5.4993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9313in" table:align="left"/>
    </style:style>
    <style:style style:name="Table3.A" style:family="table-column">
      <style:table-column-properties style:column-width="2.9313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2.425in" table:align="margins"/>
    </style:style>
    <style:style style:name="Table4.A" style:family="table-column">
      <style:table-column-properties style:column-width="0.484in" style:rel-column-width="2552*"/>
    </style:style>
    <style:style style:name="Table4.B" style:family="table-column">
      <style:table-column-properties style:column-width="0.7396in" style:rel-column-width="3900*"/>
    </style:style>
    <style:style style:name="Table4.C" style:family="table-column">
      <style:table-column-properties style:column-width="0.8465in" style:rel-column-width="4464*"/>
    </style:style>
    <style:style style:name="Table4.D" style:family="table-column">
      <style:table-column-properties style:column-width="0.6903in" style:rel-column-width="3640*"/>
    </style:style>
    <style:style style:name="Table4.E" style:family="table-column">
      <style:table-column-properties style:column-width="0.8111in" style:rel-column-width="4278*"/>
    </style:style>
    <style:style style:name="Table4.F" style:family="table-column">
      <style:table-column-properties style:column-width="0.5688in" style:rel-column-width="2999*"/>
    </style:style>
    <style:style style:name="Table4.I" style:family="table-column">
      <style:table-column-properties style:column-width="0.6424in" style:rel-column-width="3388*"/>
    </style:style>
    <style:style style:name="Table4.J" style:family="table-column">
      <style:table-column-properties style:column-width="0.7875in" style:rel-column-width="4153*"/>
    </style:style>
    <style:style style:name="Table4.K" style:family="table-column">
      <style:table-column-properties style:column-width="0.7389in" style:rel-column-width="3897*"/>
    </style:style>
    <style:style style:name="Table4.L" style:family="table-column">
      <style:table-column-properties style:column-width="0.6778in" style:rel-column-width="3574*"/>
    </style:style>
    <style:style style:name="Table4.M" style:family="table-column">
      <style:table-column-properties style:column-width="0.6042in" style:rel-column-width="3186*"/>
    </style:style>
    <style:style style:name="Table4.O" style:family="table-column">
      <style:table-column-properties style:column-width="0.6896in" style:rel-column-width="3637*"/>
    </style:style>
    <style:style style:name="Table4.P" style:family="table-column">
      <style:table-column-properties style:column-width="0.7528in" style:rel-column-width="3970*"/>
    </style:style>
    <style:style style:name="Table4.Q" style:family="table-column">
      <style:table-column-properties style:column-width="0.775in" style:rel-column-width="4087*"/>
    </style:style>
    <style:style style:name="Table4.R" style:family="table-column">
      <style:table-column-properties style:column-width="0.5479in" style:rel-column-width="2890*"/>
    </style:style>
    <style:style style:name="Table4.1" style:family="table-row">
      <style:table-row-properties style:min-row-height="0.4722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R1" style:family="table-cell">
      <style:table-cell-properties style:vertical-align="middle" fo:padding="0.0382in" fo:border="0.0007in solid #000000"/>
    </style:style>
    <style:style style:name="Table4.2" style:family="table-row">
      <style:table-row-properties style:min-row-height="0.7611in"/>
    </style:style>
    <style:style style:name="Table4.F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3" style:family="table-row">
      <style:table-row-properties style:min-row-height="0.3174in"/>
    </style:style>
    <style:style style:name="Table4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R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2.1681in"/>
    </style:style>
    <style:style style:name="Table4.A4" style:family="table-cell">
      <style:table-cell-properties fo:padding="0.0382in" fo:border-left="0.0007in solid #000000" fo:border-right="none" fo:border-top="none" fo:border-bottom="0.0007in solid #000000"/>
    </style:style>
    <style:style style:name="Table4.R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12.425in" table:align="margins"/>
    </style:style>
    <style:style style:name="Table5.A" style:family="table-column">
      <style:table-column-properties style:column-width="3.7306in" style:rel-column-width="19676*"/>
    </style:style>
    <style:style style:name="Table5.B" style:family="table-column">
      <style:table-column-properties style:column-width="4.8208in" style:rel-column-width="25427*"/>
    </style:style>
    <style:style style:name="Table5.C" style:family="table-column">
      <style:table-column-properties style:column-width="3.8736in" style:rel-column-width="20432*"/>
    </style:style>
    <style:style style:name="Table5.1" style:family="table-row">
      <style:table-row-properties style:min-row-height="1.3326in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44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">LAPORAN JAKSA PENUNTUT UMUM SEGERA SETELAH PUTUSAN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">NAMA JAKSA PU : {nama_jaksa_pu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 table:number-columns-repeated="2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D"/>
        <table:table-column table:style-name="Table4.O"/>
        <table:table-column table:style-name="Table4.P"/>
        <table:table-column table:style-name="Table4.Q"/>
        <table:table-column table:style-name="Table4.R"/>
        <table:table-row table:style-name="Table4.1">
          <table:table-cell table:style-name="Table4.A1" table:number-rows-spanned="2" office:value-type="string">
            <text:p text:style-name="P4">No.</text:p>
          </table:table-cell>
          <table:table-cell table:style-name="Table4.A1" table:number-rows-spanned="2" office:value-type="string">
            <text:p text:style-name="P4">Nomor Register Perkara</text:p>
          </table:table-cell>
          <table:table-cell table:style-name="Table4.A1" table:number-rows-spanned="2" office:value-type="string">
            <text:p text:style-name="P4">Identitas Lengkap Terdakwa</text:p>
          </table:table-cell>
          <table:table-cell table:style-name="Table4.A1" table:number-rows-spanned="2" office:value-type="string">
            <text:p text:style-name="P4"><text:s/>Pasal dakwaan</text:p>
          </table:table-cell>
          <table:table-cell table:style-name="Table4.A1" table:number-rows-spanned="2" office:value-type="string">
            <text:p text:style-name="P4">Dakwaan yang dapat dibuktikan</text:p>
          </table:table-cell>
          <table:table-cell table:style-name="Table4.A1" table:number-columns-spanned="5" office:value-type="string">
            <text:p text:style-name="P4">Tuntutan Jaksa PU</text:p>
          </table:table-cell>
          <table:covered-table-cell/>
          <table:covered-table-cell/>
          <table:covered-table-cell/>
          <table:covered-table-cell/>
          <table:table-cell table:style-name="Table4.A1" table:number-columns-spanned="6" office:value-type="string">
            <text:p text:style-name="P4">Putusan Hakim P.N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rows-spanned="2" office:value-type="string">
            <text:p text:style-name="P4">Sikap JPU / Terdakwa</text:p>
          </table:table-cell>
          <table:table-cell table:style-name="Table4.R1" table:number-rows-spanned="2" office:value-type="string">
            <text:p text:style-name="P4">Ket.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covered-table-cell/>
          <table:table-cell table:style-name="Table4.F2" office:value-type="string">
            <text:p text:style-name="P4">Pidana Badan </text:p>
          </table:table-cell>
          <table:table-cell table:style-name="Table4.F2" office:value-type="string">
            <text:p text:style-name="P4">Denda </text:p>
          </table:table-cell>
          <table:table-cell table:style-name="Table4.F2" office:value-type="string">
            <text:p text:style-name="P4">Barang Bukti </text:p>
          </table:table-cell>
          <table:table-cell table:style-name="Table4.F2" office:value-type="string">
            <text:p text:style-name="P4">Biaya Perkara</text:p>
          </table:table-cell>
          <table:table-cell table:style-name="Table4.F2" office:value-type="string">
            <text:p text:style-name="P4">Uang Pengganti</text:p>
          </table:table-cell>
          <table:table-cell table:style-name="Table4.F2" office:value-type="string">
            <text:p text:style-name="P4">Dakwaan yang terbukti</text:p>
          </table:table-cell>
          <table:table-cell table:style-name="Table4.F2" office:value-type="string">
            <text:p text:style-name="P4">Pidana Badan</text:p>
          </table:table-cell>
          <table:table-cell table:style-name="Table4.F2" office:value-type="string">
            <text:p text:style-name="P4">Denda</text:p>
          </table:table-cell>
          <table:table-cell table:style-name="Table4.F2" office:value-type="string">
            <text:p text:style-name="P4">Barang Bukti</text:p>
          </table:table-cell>
          <table:table-cell table:style-name="Table4.F2" office:value-type="string">
            <text:p text:style-name="P4">Biaya Perkara</text:p>
          </table:table-cell>
          <table:table-cell table:style-name="Table4.F2" office:value-type="string">
            <text:p text:style-name="P4">Uang Pengganti</text:p>
          </table:table-cell>
          <table:covered-table-cell/>
          <table:covered-table-cell/>
        </table:table-row>
        <table:table-row table:style-name="Table4.3">
          <table:table-cell table:style-name="Table4.A3" office:value-type="float" office:value="1">
            <text:p text:style-name="P4">1</text:p>
          </table:table-cell>
          <table:table-cell table:style-name="Table4.A3" office:value-type="float" office:value="2">
            <text:p text:style-name="P4">2</text:p>
          </table:table-cell>
          <table:table-cell table:style-name="Table4.A3" office:value-type="float" office:value="3">
            <text:p text:style-name="P4">3</text:p>
          </table:table-cell>
          <table:table-cell table:style-name="Table4.A3" office:value-type="float" office:value="4">
            <text:p text:style-name="P4">4</text:p>
          </table:table-cell>
          <table:table-cell table:style-name="Table4.A3" office:value-type="float" office:value="5">
            <text:p text:style-name="P4">5</text:p>
          </table:table-cell>
          <table:table-cell table:style-name="Table4.A3" office:value-type="float" office:value="6">
            <text:p text:style-name="P4">6</text:p>
          </table:table-cell>
          <table:table-cell table:style-name="Table4.A3" office:value-type="float" office:value="7">
            <text:p text:style-name="P4">7</text:p>
          </table:table-cell>
          <table:table-cell table:style-name="Table4.A3" office:value-type="float" office:value="8">
            <text:p text:style-name="P4">8</text:p>
          </table:table-cell>
          <table:table-cell table:style-name="Table4.A3" office:value-type="float" office:value="9">
            <text:p text:style-name="P4">9</text:p>
          </table:table-cell>
          <table:table-cell table:style-name="Table4.A3" office:value-type="float" office:value="10">
            <text:p text:style-name="P4">10</text:p>
          </table:table-cell>
          <table:table-cell table:style-name="Table4.A3" office:value-type="float" office:value="11">
            <text:p text:style-name="P4">11</text:p>
          </table:table-cell>
          <table:table-cell table:style-name="Table4.A3" office:value-type="float" office:value="12">
            <text:p text:style-name="P4">12</text:p>
          </table:table-cell>
          <table:table-cell table:style-name="Table4.A3" office:value-type="float" office:value="13">
            <text:p text:style-name="P4">13</text:p>
          </table:table-cell>
          <table:table-cell table:style-name="Table4.A3" office:value-type="float" office:value="14">
            <text:p text:style-name="P4">14</text:p>
          </table:table-cell>
          <table:table-cell table:style-name="Table4.A3" office:value-type="float" office:value="15">
            <text:p text:style-name="P4">15</text:p>
          </table:table-cell>
          <table:table-cell table:style-name="Table4.A3" office:value-type="float" office:value="16">
            <text:p text:style-name="P4">16</text:p>
          </table:table-cell>
          <table:table-cell table:style-name="Table4.A3" office:value-type="float" office:value="17">
            <text:p text:style-name="P4">17</text:p>
          </table:table-cell>
          <table:table-cell table:style-name="Table4.R3" office:value-type="float" office:value="18">
            <text:p text:style-name="P4">18</text:p>
          </table:table-cell>
        </table:table-row>
        <table:table-row table:style-name="Table4.4">
          <table:table-cell table:style-name="Table4.A4" office:value-type="string">
            <text:p text:style-name="P8">[!-- BEGIN no_urut --] </text:p>
            <text:p text:style-name="P8">{nourut}</text:p>
            <text:p text:style-name="P8">[!-- END no_urut --]</text:p>
          </table:table-cell>
          <table:table-cell table:style-name="Table4.A4" office:value-type="string">
            <text:p text:style-name="P8">[!-- BEGIN noreg --] </text:p>
            <text:p text:style-name="P8">{isi}</text:p>
            <text:p text:style-name="P8">[!-- END noreg --]</text:p>
          </table:table-cell>
          <table:table-cell table:style-name="Table4.A4" office:value-type="string">
            <text:p text:style-name="P8">[!-- BEGIN terdakwa --] </text:p>
            <text:p text:style-name="P8">{isi}</text:p>
            <text:p text:style-name="P8">[!-- END terdakwa --]</text:p>
          </table:table-cell>
          <table:table-cell table:style-name="Table4.A4" office:value-type="string">
            <text:p text:style-name="P8">[!-- BEGIN pasaldakwaan --] </text:p>
            <text:p text:style-name="P8">{isi}</text:p>
            <text:p text:style-name="P8">[!-- END pasaldakwaan --]</text:p>
          </table:table-cell>
          <table:table-cell table:style-name="Table4.A4" office:value-type="string">
            <text:p text:style-name="P8">[!-- BEGIN dakwaanbukti --] </text:p>
            <text:p text:style-name="P8">{isi}</text:p>
            <text:p text:style-name="P8">[!-- END dakwaanbukti --]</text:p>
          </table:table-cell>
          <table:table-cell table:style-name="Table4.A4" office:value-type="string">
            <text:p text:style-name="P8">[!-- BEGIN pidanabadan --] </text:p>
            <text:p text:style-name="P8">{isi}</text:p>
            <text:p text:style-name="P8">[!-- END pidanabadan --]</text:p>
          </table:table-cell>
          <table:table-cell table:style-name="Table4.A4" office:value-type="string">
            <text:p text:style-name="P8">[!-- BEGIN denda --] </text:p>
            <text:p text:style-name="P8">{isi}</text:p>
            <text:p text:style-name="P8">[!-- END denda --]</text:p>
          </table:table-cell>
          <table:table-cell table:style-name="Table4.A4" office:value-type="string">
            <text:p text:style-name="P8">[!-- BEGIN barbuk --] </text:p>
            <text:p text:style-name="P8">{isi}</text:p>
            <text:p text:style-name="P8">[!-- END barbuk --]</text:p>
          </table:table-cell>
          <table:table-cell table:style-name="Table4.A4" office:value-type="string">
            <text:p text:style-name="P8">[!-- BEGIN biayaperkara --] </text:p>
            <text:p text:style-name="P8">{isi}</text:p>
            <text:p text:style-name="P8">[!-- END biayaperkara --]</text:p>
          </table:table-cell>
          <table:table-cell table:style-name="Table4.A4" office:value-type="string">
            <text:p text:style-name="P8">[!-- BEGIN up --] </text:p>
            <text:p text:style-name="P8">{isi}</text:p>
            <text:p text:style-name="P8">[!-- END up --]</text:p>
          </table:table-cell>
          <table:table-cell table:style-name="Table4.A4" office:value-type="string">
            <text:p text:style-name="P8">[!-- BEGIN dakwaanbukti2 --] </text:p>
            <text:p text:style-name="P8">{isi}</text:p>
            <text:p text:style-name="P8">[!-- END dakwaanbukti2 --]</text:p>
          </table:table-cell>
          <table:table-cell table:style-name="Table4.A4" office:value-type="string">
            <text:p text:style-name="P8">[!-- BEGIN pidanabadan2 --] </text:p>
            <text:p text:style-name="P8">{isi}</text:p>
            <text:p text:style-name="P8">[!-- END pidanabadan2 --]</text:p>
          </table:table-cell>
          <table:table-cell table:style-name="Table4.A4" office:value-type="string">
            <text:p text:style-name="P8">[!-- BEGIN denda2 --] </text:p>
            <text:p text:style-name="P8">{isi}</text:p>
            <text:p text:style-name="P8">[!-- END denda2 --]</text:p>
          </table:table-cell>
          <table:table-cell table:style-name="Table4.A4" office:value-type="string">
            <text:p text:style-name="P8">[!-- BEGIN barbuk2 --] </text:p>
            <text:p text:style-name="P8">{isi}</text:p>
            <text:p text:style-name="P8">[!-- END barbuk2 --]</text:p>
          </table:table-cell>
          <table:table-cell table:style-name="Table4.A4" office:value-type="string">
            <text:p text:style-name="P8">[!-- BEGIN biayaperkara2 --] </text:p>
            <text:p text:style-name="P8">{isi}</text:p>
            <text:p text:style-name="P8">[!-- END biayaperkara2 --]</text:p>
          </table:table-cell>
          <table:table-cell table:style-name="Table4.A4" office:value-type="string">
            <text:p text:style-name="P8">[!-- BEGIN up2 --] </text:p>
            <text:p text:style-name="P8">{isi}</text:p>
            <text:p text:style-name="P8">[!-- END up2 --]</text:p>
          </table:table-cell>
          <table:table-cell table:style-name="Table4.A4" office:value-type="string">
            <text:p text:style-name="P8">[!-- BEGIN sikapjpu --] </text:p>
            <text:p text:style-name="P8">{isi}</text:p>
            <text:p text:style-name="P8">[!-- END sikapjpu --]</text:p>
          </table:table-cell>
          <table:table-cell table:style-name="Table4.R4" office:value-type="string">
            <text:p text:style-name="P8">[!-- BEGIN ket --] </text:p>
            <text:p text:style-name="P8">{isi}</text:p>
            <text:p text:style-name="P8">[!-- END ket --]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3">Mengetahui</text:p>
            <text:p text:style-name="P3">KASI PIDUM/PIDSUS</text:p>
            <text:p text:style-name="P1"/>
            <text:p text:style-name="P1"/>
            <text:p text:style-name="P1"/>
            <text:p text:style-name="P6">{nama_penandatangan}</text:p>
            <text:p text:style-name="P5"><text:s/>{pangkat} Nip. {nip_penandatangan}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5"><text:s/>JAKSA PENUNTUT UMUM</text:p>
            <text:p text:style-name="P5"/>
            <text:p text:style-name="P5"/>
            <text:p text:style-name="P5"/>
            <text:p text:style-name="P5"/>
            <text:p text:style-name="P6">{nama_penandatangan}</text:p>
            <text:p text:style-name="P7"><text:s/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1:26:12.90</meta:creation-date>
    <dc:date>2016-06-21T11:10:28.27</dc:date>
    <meta:editing-duration>PT2H48M17S</meta:editing-duration>
    <meta:editing-cycles>27</meta:editing-cycles>
    <meta:generator>OpenOffice/4.1.1$Win32 OpenOffice.org_project/411m6$Build-9775</meta:generator>
    <dc:creator>hadi wibowo</dc:creator>
    <meta:document-statistic meta:table-count="5" meta:image-count="0" meta:object-count="0" meta:page-count="2" meta:paragraph-count="103" meta:word-count="289" meta:character-count="1474"/>
  </office:meta>
</office:document-meta>
</file>